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7cm"/>
    </style:style>
    <style:style style:name="co2" style:family="table-column">
      <style:table-column-properties fo:break-before="auto" style:column-width="0.36cm"/>
    </style:style>
    <style:style style:name="co3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1.109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0.887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2.635cm"/>
    </style:style>
    <style:style style:name="co9" style:family="table-column">
      <style:table-column-properties fo:break-before="auto" style:column-width="12.23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63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ext-properties style:font-name="Consolas" fo:font-size="12pt" style:font-size-asian="12pt" style:font-size-complex="12pt"/>
    </style:style>
    <style:style style:name="ce3" style:family="table-cell" style:parent-style-name="Default">
      <style:table-cell-properties fo:background-color="#cccccc"/>
      <style:text-properties style:font-name="Consolas" fo:font-size="12pt" style:font-size-asian="12pt" style:font-size-complex="12pt"/>
    </style:style>
    <style:style style:name="ce4" style:family="table-cell" style:parent-style-name="Default">
      <style:table-cell-properties fo:background-color="#e6e6e6"/>
      <style:text-properties style:font-name="Consolas" fo:font-style="italic" style:font-style-asian="italic" style:font-style-complex="italic"/>
    </style:style>
    <style:style style:name="ce5" style:family="table-cell" style:parent-style-name="Default">
      <style:table-cell-properties fo:background-color="#e6e6e6"/>
      <style:text-properties style:font-name="Consolas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fo:font-size="12pt" style:font-size-asian="12pt" style:font-size-complex="12pt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style:font-name="Consolas" fo:font-size="12pt" style:font-size-asian="12pt" style:font-size-complex="12pt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style:font-name="Consolas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font-name="Consolas" fo:font-style="italic" style:font-style-asian="italic" style:font-style-complex="italic"/>
    </style:style>
    <style:style style:name="ce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tyle="normal" style:font-style-asian="normal" style:font-style-complex="normal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fo:font-size="8pt" style:font-size-asian="8pt" style:font-size-complex="8pt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style:font-name="Consola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style:font-name="Consolas"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fo:font-style="normal" style:font-style-asian="normal" style:font-style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ize="12pt" style:font-size-asian="12pt" style:font-size-complex="12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388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v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6"/>
        <table:table-column table:style-name="co10" table:default-cell-style-name="ce12"/>
        <table:table-column table:style-name="co10" table:number-columns-repeated="1012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table:number-columns-repeated="2"/>
          <table:table-cell table:style-name="ce7"/>
          <table:table-cell table:style-name="ce13"/>
          <table:table-cell table:style-name="ce16" office:value-type="string" table:number-columns-spanned="3" table:number-rows-spanned="1">
            <text:p>mem op</text:p>
          </table:table-cell>
          <table:covered-table-cell table:number-columns-repeated="2" table:style-name="ce13"/>
          <table:table-cell table:style-name="ce13"/>
          <table:table-cell table:style-name="ce2"/>
          <table:table-cell table:style-name="ce20"/>
          <table:table-cell table:style-name="ce24"/>
          <table:table-cell table:style-name="ce2" table:number-columns-repeated="1012"/>
        </table:table-row>
        <table:table-row table:style-name="ro2">
          <table:table-cell table:style-name="ce3" table:number-columns-repeated="2"/>
          <table:table-cell table:style-name="ce8"/>
          <table:table-cell table:style-name="ce14" office:value-type="string">
            <text:p>tn</text:p>
          </table:table-cell>
          <table:table-cell table:style-name="ce14" office:value-type="string">
            <text:p>ar</text:p>
          </table:table-cell>
          <table:table-cell table:style-name="ce14" office:value-type="string">
            <text:p>dr</text:p>
          </table:table-cell>
          <table:table-cell table:style-name="ce14" office:value-type="string">
            <office:annotation draw:style-name="gr1" draw:text-style-name="P1" svg:width="4.2cm" svg:height="1.588cm" svg:x="11.154cm" svg:y="0cm" draw:caption-point-x="-4.258cm" draw:caption-point-y="0.832cm">
              <dc:date>2018-04-10T00:00:00</dc:date>
              <text:p text:style-name="P1"><text:span text:style-name="T1">1=read</text:span></text:p>
              <text:p text:style-name="P1"><text:span text:style-name="T1">0=write</text:span></text:p>
              <text:p text:style-name="P1"><text:span text:style-name="T1"/></text:p>
            </office:annotation>
            <text:p>rw</text:p>
          </table:table-cell>
          <table:table-cell table:style-name="ce14" office:value-type="string">
            <text:p>pc+</text:p>
          </table:table-cell>
          <table:table-cell table:style-name="ce14" office:value-type="string">
            <text:p>mopc</text:p>
          </table:table-cell>
          <table:table-cell table:style-name="ce21" office:value-type="string">
            <text:p>notes</text:p>
          </table:table-cell>
          <table:table-cell table:style-name="ce14"/>
          <table:table-cell table:style-name="ce3" table:number-columns-repeated="1012"/>
        </table:table-row>
        <table:table-row table:style-name="ro3">
          <table:table-cell table:style-name="ce4"/>
          <table:table-cell table:style-name="ce5" office:value-type="string">
            <text:p>Single byte instructions</text:p>
          </table:table-cell>
          <table:table-cell table:style-name="ce9"/>
          <table:table-cell table:style-name="ce15" table:number-columns-repeated="4"/>
          <table:table-cell table:style-name="ce15" office:value-type="float" office:value="1">
            <text:p>1</text:p>
          </table:table-cell>
          <table:table-cell table:style-name="ce15"/>
          <table:table-cell table:style-name="ce22" office:value-type="string">
            <text:p>SB</text:p>
          </table:table-cell>
          <table:table-cell table:style-name="ce15"/>
          <table:table-cell table:style-name="ce4" table:number-columns-repeated="1012"/>
        </table:table-row>
        <table:table-row table:style-name="ro3">
          <table:table-cell table:number-columns-repeated="2"/>
          <table:table-cell table:style-name="ce10" office:value-type="string">
            <text:p>Standard</text:p>
          </table:table-cell>
          <table:table-cell table:style-name="ce10"/>
          <table:table-cell table:style-name="ce17"/>
          <table:table-cell table:number-columns-repeated="2"/>
          <table:table-cell office:value-type="float" office:value="2">
            <text:p>2</text:p>
          </table:table-cell>
          <table:table-cell/>
          <table:table-cell table:style-name="ce23"/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18"/>
          <table:table-cell table:number-columns-repeated="1015"/>
        </table:table-row>
        <table:table-row table:style-name="ro3">
          <table:table-cell table:number-columns-repeated="2"/>
          <table:table-cell table:style-name="ce10" office:value-type="string">
            <text:p>CLI/SEI</text:p>
          </table:table-cell>
          <table:table-cell table:style-name="ce10"/>
          <table:table-cell table:style-name="ce17"/>
          <table:table-cell table:number-columns-repeated="2"/>
          <table:table-cell office:value-type="float" office:value="2">
            <text:p>2</text:p>
          </table:table-cell>
          <table:table-cell/>
          <table:table-cell table:style-name="ce23" office:value-type="string">
            <text:p>Updates to i-flag aren't visible for the dispatch following a cli/sei.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_cs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style-name="ce4"/>
          <table:table-cell table:style-name="ce5" office:value-type="string">
            <text:p>Internal execution on memory data</text:p>
          </table:table-cell>
          <table:table-cell table:style-name="ce9"/>
          <table:table-cell table:style-name="ce15" table:number-columns-repeated="6"/>
          <table:table-cell table:style-name="ce22" office:value-type="string">
            <text:p>RM</text:p>
          </table:table-cell>
          <table:table-cell table:style-name="ce15"/>
          <table:table-cell table:style-name="ce4" table:number-columns-repeated="1012"/>
        </table:table-row>
        <table:table-row table:style-name="ro3">
          <table:table-cell table:number-columns-repeated="2"/>
          <table:table-cell table:style-name="ce11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2"/>
          <table:table-cell table:style-name="ce10" office:value-type="string">
            <text:p>Immediate addressing</text:p>
          </table:table-cell>
          <table:table-cell table:style-name="ce10"/>
          <table:table-cell table:style-name="ce17"/>
          <table:table-cell table:number-columns-repeated="2"/>
          <table:table-cell office:value-type="float" office:value="2">
            <text:p>2</text:p>
          </table:table-cell>
          <table:table-cell/>
          <table:table-cell table:style-name="ce23" office:value-type="string">
            <text:p>#ii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do_op</text:p>
          </table:table-cell>
          <table:table-cell office:value-type="string">
            <text:p>do op and upd flags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1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2"/>
          <table:table-cell table:style-name="ce10" office:value-type="string">
            <text:p>Zero page addressing</text:p>
          </table:table-cell>
          <table:table-cell table:style-name="ce10"/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aa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zpa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zpaf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office:value-type="string">
            <text:p>zpafh is never touched (stays zero)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Absolute addressing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aaaa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pc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1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Indirect, X addressing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(aa,X)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zpa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zpaf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idx_ind</text:p>
          </table:table-cell>
          <table:table-cell office:value-type="string">
            <text:p>zpa+x -&gt; zpa, zpa+1 -&gt; a2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zpaf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2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a1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Absolute, X/Y addressing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aaaa,X/Y – own seqs for x/y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pc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abs_idx</text:p>
          </table:table-cell>
          <table:table-cell office:value-type="string">
            <text:p>a1l+idx -&gt; a1l, if carry: ad+0x100 -&gt; a2, goto c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1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>
            <text:p>c:</text:p>
          </table:table-cell>
          <table:table-cell office:value-type="string">
            <text:p>t3</text:p>
          </table:table-cell>
          <table:table-cell office:value-type="string">
            <text:p>a1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2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Zero page, X/Y addressing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aa,X/Y – own seqs for x/y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zpa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zpaf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zp_x/y</text:p>
          </table:table-cell>
          <table:table-cell office:value-type="string">
            <text:p>zpa+x/y -&gt; zpa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zpaf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Indirect, Y addressing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(aa),Y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zpa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zpaf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inc_zpa</text:p>
          </table:table-cell>
          <table:table-cell office:value-type="string">
            <text:p>zpa+1 -&gt; zpa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zpaf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ind_idx</text:p>
          </table:table-cell>
          <table:table-cell office:value-type="string">
            <text:p>a1l+y -&gt; a1l, if carry: ad+0x100 -&gt; a2, goto c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1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>
            <text:p>c:</text:p>
          </table:table-cell>
          <table:table-cell office:value-type="string">
            <text:p>t4</text:p>
          </table:table-cell>
          <table:table-cell office:value-type="string">
            <text:p>a1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a2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style-name="ce4"/>
          <table:table-cell table:style-name="ce5" office:value-type="string">
            <text:p>Store operations</text:p>
          </table:table-cell>
          <table:table-cell table:style-name="ce9"/>
          <table:table-cell table:style-name="ce15" table:number-columns-repeated="6"/>
          <table:table-cell table:style-name="ce22" office:value-type="string">
            <text:p>ST</text:p>
          </table:table-cell>
          <table:table-cell table:style-name="ce15"/>
          <table:table-cell table:style-name="ce4" table:number-columns-repeated="1012"/>
        </table:table-row>
        <table:table-row table:style-name="ro3">
          <table:table-cell table:number-columns-repeated="2"/>
          <table:table-cell table:style-name="ce11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2"/>
          <table:table-cell table:style-name="ce10" office:value-type="string">
            <text:p>Zero page addressing</text:p>
          </table:table-cell>
          <table:table-cell table:style-name="ce10"/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aa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zpa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st_reg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zpaf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Absolute addressing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aaaa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pc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st_reg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Indirect, X addressing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(aa,X)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zpa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zpaf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st_idx_i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zpaf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2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a1</text:p>
          </table:table-cell>
          <table:table-cell office:value-type="string">
            <text:p>a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Absolute, X/Y addressing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aaaa,X/Y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pc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st_abs_idx</text:p>
          </table:table-cell>
          <table:table-cell office:value-type="string">
            <text:p>a1l+idx -&gt; a1l, if carry: ad+0x100 -&gt; a2, else: ad-&gt;a2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1</text:p>
          </table:table-cell>
          <table:table-cell office:value-type="string">
            <text:p>(d) 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2</text:p>
          </table:table-cell>
          <table:table-cell office:value-type="string">
            <text:p>a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Zero page, X/Y addressing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aa,X/Y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zpa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zpaf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st_zp_idx</text:p>
          </table:table-cell>
          <table:table-cell office:value-type="string">
            <text:p>zpa+x/y -&gt; zpa, a/x/y -&gt; d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zpaf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Indirect, Y addressing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(aa),Y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zpa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zpaf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inc_zpa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zpaf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st_ind_y</text:p>
          </table:table-cell>
          <table:table-cell office:value-type="string">
            <text:p>a1l+y -&gt; a1l, if carry: ad+0x100 -&gt; a2, else: ad-&gt;a2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1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a2</text:p>
          </table:table-cell>
          <table:table-cell office:value-type="string">
            <text:p>a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style-name="ce4"/>
          <table:table-cell table:style-name="ce5" office:value-type="string">
            <text:p>Read-modify-write operations</text:p>
          </table:table-cell>
          <table:table-cell table:style-name="ce9"/>
          <table:table-cell table:style-name="ce15" table:number-columns-repeated="6"/>
          <table:table-cell table:style-name="ce22" office:value-type="string">
            <text:p>RMW</text:p>
          </table:table-cell>
          <table:table-cell table:style-name="ce15"/>
          <table:table-cell table:style-name="ce4" table:number-columns-repeated="1012"/>
        </table:table-row>
        <table:table-row table:style-name="ro3">
          <table:table-cell table:number-columns-repeated="2"/>
          <table:table-cell table:style-name="ce11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2"/>
          <table:table-cell table:style-name="ce10" office:value-type="string">
            <text:p>Zero page addressing</text:p>
          </table:table-cell>
          <table:table-cell table:style-name="ce10"/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aa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zpa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zpaf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zpaf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zpaf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Absolute addressing</text:p>
          </table:table-cell>
          <table:table-cell table:style-name="ce10"/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aaaa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pc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1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a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Zero page, X addressing</text:p>
          </table:table-cell>
          <table:table-cell table:style-name="ce10"/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aa,X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zpa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zpaf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zp_x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zpaf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zpaf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zpaf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Absolute, X addressing</text:p>
          </table:table-cell>
          <table:table-cell table:style-name="ce10"/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aaaa,X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pc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abs_x_rmw</text:p>
          </table:table-cell>
          <table:table-cell office:value-type="string">
            <text:p>a1l+x -&gt; a1l, a1+x -&gt; a2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1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2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a2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6</text:p>
          </table:table-cell>
          <table:table-cell office:value-type="string">
            <text:p>a2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style-name="ce4"/>
          <table:table-cell table:style-name="ce5" office:value-type="string">
            <text:p>Misc. Operations</text:p>
          </table:table-cell>
          <table:table-cell table:style-name="ce9"/>
          <table:table-cell table:style-name="ce15" table:number-columns-repeated="6"/>
          <table:table-cell table:style-name="ce22" office:value-type="string">
            <text:p>FC (flow control)</text:p>
          </table:table-cell>
          <table:table-cell table:style-name="ce15"/>
          <table:table-cell table:style-name="ce4" table:number-columns-repeated="1012"/>
        </table:table-row>
        <table:table-row table:style-name="ro3">
          <table:table-cell table:number-columns-repeated="2"/>
          <table:table-cell table:style-name="ce11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2"/>
          <table:table-cell table:style-name="ce10" office:value-type="string">
            <text:p>Push operation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p/a – php, pha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push</text:p>
          </table:table-cell>
          <table:table-cell office:value-type="string">
            <text:p>sp -&gt; a1, spl-1 -&gt; spl, p/a -&gt; d (p: b&amp;u always set)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a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Pull operation (a)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pla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sp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inc_sp</text:p>
          </table:table-cell>
          <table:table-cell office:value-type="string">
            <text:p>spl++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pla</text:p>
          </table:table-cell>
          <table:table-cell office:value-type="string">
            <text:p>pla: set_nz(a)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Pull operation (b)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plp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sp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inc_s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sp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office:value-type="string">
            <text:p>(b&amp;u might be 0, but they are set correctly in php&amp;brk handling)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Jump to subroutine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aaaa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sp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jsr</text:p>
          </table:table-cell>
          <table:table-cell office:value-type="string">
            <text:p>pc-&gt;a2, a1-&gt;pc, sp-&gt;a3, spl--, sp-&gt;a4, spl--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3</text:p>
          </table:table-cell>
          <table:table-cell office:value-type="string">
            <text:p>a2h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4</text:p>
          </table:table-cell>
          <table:table-cell office:value-type="string">
            <text:p>a2l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a2</text:p>
          </table:table-cell>
          <table:table-cell office:value-type="string">
            <text:p>pc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Break operation (hw interrupt)</text:p>
          </table:table-cell>
          <table:table-cell table:number-columns-repeated="4"/>
          <table:table-cell table:style-name="ce19" office:value-type="string">
            <text:p>2/0</text:p>
          </table:table-cell>
          <table:table-cell/>
          <table:table-cell office:value-type="string">
            <text:p>nmi/irq: 0, brk: 2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table:style-name="ce18" office:value-type="string">
            <text:p>1/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a2</text:p>
          </table:table-cell>
          <table:table-cell office:value-type="string">
            <text:p>a1h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3</text:p>
          </table:table-cell>
          <table:table-cell office:value-type="string">
            <text:p>a1l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4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brk1</text:p>
          </table:table-cell>
          <table:table-cell office:value-type="string">
            <text:p>Vec addr set here (allows hijacking by nmi), set i flag</text:p>
          </table:table-cell>
          <table:table-cell table:style-name="ce6"/>
          <table:table-cell table:number-columns-repeated="1012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a2</text:p>
          </table:table-cell>
          <table:table-cell office:value-type="string">
            <text:p>pc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/>
          <table:table-cell table:style-name="ce6"/>
          <table:table-cell table:number-columns-repeated="1012"/>
        </table:table-row>
        <table:table-row table:style-name="ro3">
          <table:table-cell table:number-columns-repeated="3"/>
          <table:table-cell office:value-type="string">
            <text:p>t6</text:p>
          </table:table-cell>
          <table:table-cell office:value-type="string">
            <text:p>a3</text:p>
          </table:table-cell>
          <table:table-cell office:value-type="string">
            <text:p>pc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office:value-type="string">
            <text:p>a2&amp;a3 == vec addr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string">
            <text:p>1/0</text:p>
          </table:table-cell>
          <table:table-cell office:value-type="string">
            <text:p>dispatch_brk</text:p>
          </table:table-cell>
          <table:table-cell office:value-type="string">
            <text:p>dispatch: set u, if brk: set b, sp-&gt;a4, spl--, sp-&gt;a5, spl--, sp-&gt;a3, spl--</text:p>
          </table:table-cell>
          <table:table-cell table:number-columns-repeated="1013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Reset</text:p>
          </table:table-cell>
          <table:table-cell table:number-columns-repeated="4"/>
          <table:table-cell table:style-name="ce18" office:value-type="float" office:value="2">
            <text:p>2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nmop</text:p>
          </table:table-cell>
          <table:table-cell office:value-type="string">
            <text:p>reset(): reset.t0 -&gt; mcp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a1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2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3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a4</text:p>
          </table:table-cell>
          <table:table-cell office:value-type="string">
            <text:p>pc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reset</text:p>
          </table:table-cell>
          <table:table-cell office:value-type="string">
            <text:p>set i flag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6</text:p>
          </table:table-cell>
          <table:table-cell office:value-type="string">
            <text:p>a1</text:p>
          </table:table-cell>
          <table:table-cell office:value-type="string">
            <text:p>pc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office:value-type="string">
            <text:p>a4&amp;a5 == vec addr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_brk</text:p>
          </table:table-cell>
          <table:table-cell office:value-type="string">
            <text:p>(dispatch_brk doesn't take a hw-int. on the next instruction)</text:p>
          </table:table-cell>
          <table:table-cell table:number-columns-repeated="1013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Return from interrupt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sp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rti</text:p>
          </table:table-cell>
          <table:table-cell office:value-type="string">
            <text:p>spl++, sp-&gt;a1, spl++, sp-&gt;a2, spl++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1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office:value-type="string">
            <text:p>(b&amp;u might be 0, but they are set correctly in php&amp;brk handling)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2</text:p>
          </table:table-cell>
          <table:table-cell office:value-type="string">
            <text:p>pc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sp</text:p>
          </table:table-cell>
          <table:table-cell office:value-type="string">
            <text:p>pc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Jump absolute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aaaa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pc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jmp_abs</text:p>
          </table:table-cell>
          <table:table-cell office:value-type="string">
            <text:p>a1-&gt;pc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Jump indirect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(aaaa)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pc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1</text:p>
          </table:table-cell>
          <table:table-cell office:value-type="string">
            <text:p>pc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jmp_ind</text:p>
          </table:table-cell>
          <table:table-cell office:value-type="string">
            <text:p>a1l++ (implements 6502 bug (a1h not updated on page crossing))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1</text:p>
          </table:table-cell>
          <table:table-cell office:value-type="string">
            <text:p>pc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Return from subroutin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sp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rts</text:p>
          </table:table-cell>
          <table:table-cell office:value-type="string">
            <text:p>spl++, sp-&gt;a1, spl++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1</text:p>
          </table:table-cell>
          <table:table-cell office:value-type="string">
            <text:p>pc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sp</text:p>
          </table:table-cell>
          <table:table-cell office:value-type="string">
            <text:p>pc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Branch operation</text:p>
          </table:table-cell>
          <table:table-cell table:number-columns-repeated="4"/>
          <table:table-cell table:style-name="ce18" office:value-type="float" office:value="2">
            <text:p>2</text:p>
          </table:table-cell>
          <table:table-cell/>
          <table:table-cell office:value-type="string">
            <text:p>rel - bcc,bcs,bne,beq,bvc,bvs,bpl,bmi</text:p>
          </table:table-cell>
          <table:table-cell table:number-columns-repeated="1013"/>
        </table:table-row>
        <table:table-row table:style-name="ro4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branch</text:p>
          </table:table-cell>
          <table:table-cell office:value-type="string">
            <text:p>d holds the offset (signed)</text:p>
            <text:p>if not taken: goto nb</text:p>
            <text:p>if no page crossing: pc-&gt;a2, good_tgt-&gt;pc, goto nc</text:p>
            <text:p>else: pc-&gt;a2, bad_tgt-&gt;a1, good_tgt-&gt;pc, goto pc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>
            <text:p>nb:</text:p>
          </table:table-cell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office:value-type="string">
            <text:p>(6502: this actually t2)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>
            <text:p>nc:</text:p>
          </table:table-cell>
          <table:table-cell office:value-type="string">
            <text:p>t2</text:p>
          </table:table-cell>
          <table:table-cell office:value-type="string">
            <text:p>a2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hold_ints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office:value-type="string">
            <text:p>(6502: this actually t3)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>
            <text:p>pc:</text:p>
          </table:table-cell>
          <table:table-cell office:value-type="string">
            <text:p>t2</text:p>
          </table:table-cell>
          <table:table-cell office:value-type="string">
            <text:p>a2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1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style-name="ce4"/>
          <table:table-cell table:style-name="ce5" office:value-type="string">
            <text:p>Undocumented</text:p>
          </table:table-cell>
          <table:table-cell table:style-name="ce9"/>
          <table:table-cell table:style-name="ce15" table:number-columns-repeated="6"/>
          <table:table-cell table:style-name="ce22" office:value-type="string">
            <text:p>UD</text:p>
          </table:table-cell>
          <table:table-cell table:style-name="ce15"/>
          <table:table-cell table:style-name="ce4" table:number-columns-repeated="1012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RMW, Absolute, Y addressing</text:p>
          </table:table-cell>
          <table:table-cell table:style-name="ce10"/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aaaa,y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pc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abs_y_rmw</text:p>
          </table:table-cell>
          <table:table-cell office:value-type="string">
            <text:p>a1l+y -&gt; a1l, a1+y -&gt; a2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1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2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a2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6</text:p>
          </table:table-cell>
          <table:table-cell office:value-type="string">
            <text:p>a2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RMW, Indirect, X addressing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(aa,X)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zpa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zpaf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idx_ind</text:p>
          </table:table-cell>
          <table:table-cell office:value-type="string">
            <text:p>zpa+x -&gt; zpa, zpa+1 -&gt; a2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zpaf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2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a1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6</text:p>
          </table:table-cell>
          <table:table-cell office:value-type="string">
            <text:p>a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7</text:p>
          </table:table-cell>
          <table:table-cell office:value-type="string">
            <text:p>a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RMW, Indirect, Y addressing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(aa),Y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zpa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zpaf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inc_zpa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zpaf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st_ind_y</text:p>
          </table:table-cell>
          <table:table-cell office:value-type="string">
            <text:p>a1l+y -&gt; a1l, if carry: ad+0x100 -&gt; a2, else: ad-&gt;a2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1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a2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6</text:p>
          </table:table-cell>
          <table:table-cell office:value-type="string">
            <text:p>a2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7</text:p>
          </table:table-cell>
          <table:table-cell office:value-type="string">
            <text:p>a2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ST, Absolute, X/Y addressing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aaaa,X/Y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pc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st_abs_idx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1</text:p>
          </table:table-cell>
          <table:table-cell office:value-type="string">
            <text:p>(d) 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2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ST, Indirect, Y addressing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(aa),Y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zpa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zpaf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inc_zpa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zpaf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st_ind_y</text:p>
          </table:table-cell>
          <table:table-cell office:value-type="string">
            <text:p>a1l+y -&gt; a1l, if carry: ad+0x100 -&gt; a2, else: ad-&gt;a2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1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a2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5">
          <table:table-cell table:number-columns-repeated="1023"/>
        </table:table-row>
        <table:table-row table:style-name="ro5">
          <table:table-cell table:number-columns-repeated="2"/>
          <table:table-cell table:style-name="ce10" office:value-type="string">
            <text:p>Halt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>
            <text:p>t2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>
            <text:p>t3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>
            <text:p>t4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sig_hlt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>
            <text:p>t5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hlt</text:p>
          </table:table-cell>
          <table:table-cell office:value-type="string">
            <text:p>stops here, a call to resume() bumps forward</text:p>
          </table:table-cell>
          <table:table-cell table:number-columns-repeated="1013"/>
        </table:table-row>
        <table:table-row table:style-name="ro5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5" table:number-rows-repeated="16">
          <table:table-cell table:number-columns-repeated="1023"/>
        </table:table-row>
        <table:table-row table:style-name="ro1" table:number-rows-repeated="1048276">
          <table:table-cell table:number-columns-repeated="1023"/>
        </table:table-row>
        <table:table-row table:style-name="ro6" table:number-rows-repeated="9">
          <table:table-cell table:number-columns-repeated="1023"/>
        </table:table-row>
        <table:table-row table:style-name="ro6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1P0"/>
    </number:currency-style>
    <number:number-style style:name="N112">
      <number:number number:decimal-places="3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2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4" number:min-integer-digits="1"/>
    </number:number-style>
    <number:number-style style:name="N125">
      <number:number number:decimal-places="15" number:min-integer-digits="1"/>
    </number:number-style>
    <number:number-style style:name="N126">
      <number:number number:decimal-places="16" number:min-integer-digits="1"/>
    </number:number-style>
    <number:currency-style style:name="N12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5">15.08.2018</text:date>, <text:time>17:1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4DT15H15M14S</meta:editing-duration>
    <meta:editing-cycles>271</meta:editing-cycles>
    <meta:generator>LibreOffice/3.4$Win32 LibreOffice_project/340m1$Build-402</meta:generator>
    <dc:date>2018-08-15T17:15:42.27</dc:date>
    <meta:document-statistic meta:table-count="1" meta:cell-count="1299" meta:object-count="0"/>
    <meta:user-defined meta:name="Info 1"/>
    <meta:user-defined meta:name="Info 2"/>
    <meta:user-defined meta:name="Info 3"/>
    <meta:user-defined meta:name="Info 4"/>
  </office:meta>
</office:document-meta>
</file>